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'id': 997038, 'image': 'https://spoonacular.com/recipeImages/997038-312x231.jpg', 'imageType': 'jpg', 'likes': 483, 'missedIngredientCount': 6, 'missedIngredients': [{'aisle': None, 'amount': 0.5, 'id': 19165, 'image': 'https://spoonacular.com/cdn/ingredients_100x100/null', 'meta': [], 'metaInformation': [], 'name': 'cocoa powder', 'original': '1/2 cup cocoa powder', 'originalName': 'cocoa powder', 'originalString': '1/2 cup cocoa powder', 'unit': 'cup', 'unitLong': 'cups', 'unitShort': 'cup'}, {'aisle': None, 'amount': 2.0, 'id': 9302, 'image': 'https://spoonacular.com/cdn/ingredients_100x100/null', 'meta': [], 'metaInformation': [], 'name': 'raspberries', 'original': '2 cups raspberries', 'originalName': 'raspberries', 'originalString': '2 cups raspberries', 'unit': 'cups', 'unitLong': 'cups', 'unitShort': 'cup'}, {'aisle': None, 'amount': 0.5, 'id': 1145, 'image': 'https://spoonacular.com/cdn/ingredients_100x100/null', 'meta': ['unsalted'], 'metaInformation': ['unsalted'], 'name': 'unsalted butter', 'original': '1/2 cup unsalted butter', 'originalName': 'unsalted butter', 'originalString': '1/2 cup unsalted butter', 'unit': 'cup', 'unitLong': 'cups', 'unitShort': 'cup'}, {'aisle': None, 'amount': 1.0, 'id': 2050, 'image': 'https://spoonacular.com/cdn/ingredients_100x100/null', 'meta': [], 'metaInformation': [], 'name': 'vanilla', 'original': '1 teaspoon vanilla', 'originalName': 'vanilla', 'originalString': '1 teaspoon vanilla', 'unit': 'teaspoon', 'unitLong': 'teaspoon', 'unitShort': 'tsp'}, {'aisle': None, 'amount': 1.0, 'id': 2050, 'image': 'https://spoonacular.com/cdn/ingredients_100x100/null', 'meta': [], 'metaInformation': [], 'name': 'vanilla', 'original': '1 tsp vanilla', 'originalName': 'vanilla', 'originalString': '1 tsp vanilla', 'unit': 'tsp', 'unitLong': 'teaspoon', 'unitShort': 'tsp'}, {'aisle': None, 'amount': 1.5, 'id': 1001053, 'image': 'https://spoonacular.com/cdn/ingredients_100x100/null', 'meta': [], 'metaInformation': [], 'name': 'whipping cream', 'original': '1 1/2 cups whipping cream', 'originalName': 'whipping cream', 'originalString': '1 1/2 cups whipping cream', 'unit': 'cups', 'unitLong': 'cups', 'unitShort': 'cup'}], 'title': 'Brownie Bottom Cheesecake with Raspberries + VIDEO', 'unusedIngredients': [], 'usedIngredientCount': 5, 'usedIngredients': [{'aisle': None, 'amount': 0.6666666666666666, 'id': 19081, 'image': 'https://spoonacular.com/cdn/ingredients_100x100/null', 'meta': ['good', 'chopped'], 'metaInformation': ['good', 'chopped'], 'name': 'chocolate', 'original': '2/3 cup good chocolate chopped', 'originalName': 'good chocolate chopped', 'originalString': '2/3 cup good chocolate chopped', 'unit': 'cup', 'unitLong': 'cups', 'unitShort': 'cup'}, {'aisle': None, 'amount': 16.0, 'id': 1017, 'image': 'https://spoonacular.com/cdn/ingredients_100x100/null', 'meta': [], 'metaInformation': [], 'name': 'cream cheese', 'original': '16 oz cream cheese', 'originalName': 'cream cheese', 'originalString': '16 oz cream cheese', 'unit': 'oz', 'unitLong': 'ounces', 'unitShort': 'oz'}, {'aisle': None, 'amount': 3.0, 'id': 1123, 'image': 'https://spoonacular.com/cdn/ingredients_100x100/null', 'meta': [], 'metaInformation': [], 'name': 'eggs', 'original': '3 large eggs', 'originalName': 'eggs', 'originalString': '3 large eggs', 'unit': 'large', 'unitLong': 'larges', 'unitShort': 'large'}, {'aisle': None, 'amount': 0.25, 'id': 1077, 'image': 'https://spoonacular.com/cdn/ingredients_100x100/null', 'meta': [], 'metaInformation': [], 'name': 'milk', 'original': '1/4 cup milk or cream', 'originalName': 'milk or cream', 'originalString': '1/4 cup milk or cream', 'unit': 'cup', 'unitLong': 'cups', 'unitShort': 'cup'}, {'aisle': None, 'amount': 0.5, 'id': 19087, 'image': 'https://spoonacular.com/cdn/ingredients_100x100/null', 'meta': ['white', 'chopped'], 'metaInformation': ['white', 'chopped'], 'name': 'white chocolate', 'original': '1/2 cup white chocolate chopped', 'originalName': 'white chocolate chopped', 'originalString': '1/2 cup white chocolate chopped', 'unit': 'cup', 'unitLong': 'cups', 'unitShort': 'cup'}]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02:42:44.605937992</meta:creation-date>
    <dc:date>2021-01-01T02:44:47.944891595</dc:date>
    <meta:editing-duration>PT2M5S</meta:editing-duration>
    <meta:editing-cycles>1</meta:editing-cycles>
    <meta:document-statistic meta:table-count="0" meta:image-count="0" meta:object-count="0" meta:page-count="1" meta:paragraph-count="1" meta:word-count="395" meta:character-count="4103" meta:non-whitespace-character-count="3709"/>
    <meta:generator>LibreOffice/6.1.5.2$Linux_ARM_EABI LibreOffice_project/10$Build-2</meta:generator>
  </office:meta>
</office:document-meta>
</file>